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 Caps" svg:font-family="'Latin Modern Mono Caps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eX Gyre DejaVu Math" svg:font-family="'TeX Gyre DejaVu Math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Latin Modern Mono Caps" officeooo:rsid="001e7eb2" officeooo:paragraph-rsid="001e7eb2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1.251cm" style:auto-text-indent="false"/>
      <style:text-properties style:font-name="Latin Modern Mono Caps" officeooo:rsid="001e7eb2" officeooo:paragraph-rsid="001e7eb2"/>
    </style:style>
    <style:style style:name="P3" style:family="paragraph" style:parent-style-name="Standard">
      <loext:graphic-properties draw:fill-gradient-name="gradient" draw:fill-hatch-name="hatch" draw:opacity="25%"/>
      <style:paragraph-properties fo:margin-left="0cm" fo:margin-right="0cm" fo:line-height="20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line-height="100%" fo:text-align="justify" style:justify-single-word="false" fo:text-indent="1.251cm" style:auto-text-indent="false" fo:padding="0.049cm" fo:border="0.06pt solid #000000"/>
      <style:text-properties style:font-name="TeX Gyre DejaVu Math" fo:font-size="14pt" fo:font-style="italic" officeooo:rsid="001e7eb2" officeooo:paragraph-rsid="001e7eb2" style:font-size-asian="14pt" style:font-style-asian="italic" style:font-size-complex="14pt" style:font-style-complex="italic" loext:padding="0.049cm" loext:border="0.06pt solid #000000" loext:shadow="#808080 -0.176cm 0.176cm"/>
    </style:style>
    <style:style style:name="P5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c9211e" loext:opacity="100%" style:text-position="sub 58%" style:font-name="Arial" fo:font-size="26pt" fo:letter-spacing="0.071cm" fo:font-weight="bold" officeooo:rsid="001e7eb2" officeooo:paragraph-rsid="001e7eb2" style:font-size-asian="26pt" style:font-weight-asian="bold" style:font-size-complex="26pt" style:font-weight-complex="600" style:text-rotation-angle="90" style:text-rotation-scale="line-height" style:font-relief="emboss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size="26pt" style:font-size-asian="22.75pt" style:font-size-complex="26pt"/>
    </style:style>
    <style:style style:name="T9" style:family="text">
      <style:text-properties style:text-underline-style="solid" style:text-underline-type="double" style:text-underline-width="auto" style:text-underline-color="#ff7b59"/>
    </style:style>
    <style:style style:name="T10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FIRA OS SINTOMAS DA DENGUE</text:p>
      <text:p text:style-name="P1"/>
      <text:p text:style-name="P3">O tempo médico do ciclo é de 5 a 6 dias, e o intervalo entre a picada e a manifestação da doença chama-se período de incubação. É só depois desse período que os sintomas aparecem. Geralmente os sintomas se manifestam a partir do 3º dia depois da <text:span text:style-name="T9">picada do mosquito.</text:span></text:p>
      <text:p text:style-name="P2"/>
      <text:p text:style-name="P4">Na <text:span text:style-name="T3">dengue hemorrágica</text:span>, o quadro clínico se agrava rapidamente, apresentando sinais de insuficiência circulatória e choque, podendo levar a pessoa à <text:span text:style-name="T10">morte em até 24 horas</text:span>. De acordo com estatísticas do Ministério da Saúde, cerca de 5% DAS PESSOAS COM <text:span text:style-name="T7">DENGUE HEMORRÁGICA </text:span>MORRE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Mono Caps" svg:font-family="'Latin Modern Mono Caps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eX Gyre DejaVu Math" svg:font-family="'TeX Gyre DejaVu Math'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2:51.777387697</meta:creation-date>
    <dc:date>2023-04-26T09:25:58.567151228</dc:date>
    <meta:editing-duration>PT43M9S</meta:editing-duration>
    <meta:editing-cycles>1</meta:editing-cycles>
    <meta:document-statistic meta:table-count="0" meta:image-count="0" meta:object-count="0" meta:page-count="1" meta:paragraph-count="3" meta:word-count="98" meta:character-count="570" meta:non-whitespace-character-count="475"/>
    <meta:generator>LibreOffice/7.4.5.1$Linux_X86_64 LibreOffice_project/40$Build-1</meta:generator>
  </office:meta>
</office:document-meta>
</file>